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734cm"/>
    </style:style>
    <style:style style:name="Tabla1.B" style:family="table-column">
      <style:table-column-properties style:column-width="5.51cm"/>
    </style:style>
    <style:style style:name="Tabla1.C" style:family="table-column">
      <style:table-column-properties style:column-width="7.756cm"/>
    </style:style>
    <style:style style:name="Tabla1.A1" style:family="table-cell">
      <style:table-cell-properties style:vertical-align="middle" fo:padding="0.049cm" fo:border="none"/>
    </style:style>
    <style:style style:name="Tabla2" style:family="table">
      <style:table-properties style:width="16.925cm" table:align="left"/>
    </style:style>
    <style:style style:name="Tabla2.A" style:family="table-column">
      <style:table-column-properties style:column-width="5.475cm"/>
    </style:style>
    <style:style style:name="Tabla2.B" style:family="table-column">
      <style:table-column-properties style:column-width="11.449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14cm"/>
    </style:style>
    <style:style style:name="Tabla3.B" style:family="table-column">
      <style:table-column-properties style:column-width="3.535cm"/>
    </style:style>
    <style:style style:name="Tabla3.C" style:family="table-column">
      <style:table-column-properties style:column-width="9.326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5.881cm"/>
    </style:style>
    <style:style style:name="Tabla4.B" style:family="table-column">
      <style:table-column-properties style:column-width="11.1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2.655cm"/>
    </style:style>
    <style:style style:name="Tabla5.B" style:family="table-column">
      <style:table-column-properties style:column-width="4.131cm"/>
    </style:style>
    <style:style style:name="Tabla5.C" style:family="table-column">
      <style:table-column-properties style:column-width="10.215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2.604cm"/>
    </style:style>
    <style:style style:name="Tabla6.B" style:family="table-column">
      <style:table-column-properties style:column-width="3.104cm"/>
    </style:style>
    <style:style style:name="Tabla6.C" style:family="table-column">
      <style:table-column-properties style:column-width="11.292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2.755cm"/>
    </style:style>
    <style:style style:name="Tabla7.B" style:family="table-column">
      <style:table-column-properties style:column-width="14.245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5.835cm"/>
    </style:style>
    <style:style style:name="Tabla8.B" style:family="table-column">
      <style:table-column-properties style:column-width="4.842cm"/>
    </style:style>
    <style:style style:name="Tabla8.C" style:family="table-column">
      <style:table-column-properties style:column-width="6.324cm"/>
    </style:style>
    <style:style style:name="Tabla8.A1" style:family="table-cell">
      <style:table-cell-properties style:vertical-align="middle" fo:padding="0.049cm" fo:border="none"/>
    </style:style>
    <style:style style:name="P1" style:family="paragraph" style:parent-style-name="Heading_20_1">
      <style:text-properties officeooo:rsid="000bef6e" officeooo:paragraph-rsid="000bef6e"/>
    </style:style>
    <style:style style:name="P2" style:family="paragraph" style:parent-style-name="Heading_20_2">
      <style:text-properties style:font-name="Liberation Sans1" officeooo:paragraph-rsid="000bef6e"/>
    </style:style>
    <style:style style:name="P3" style:family="paragraph" style:parent-style-name="Heading_20_3">
      <style:paragraph-properties fo:margin-top="0cm" fo:margin-bottom="0.247cm" style:contextual-spacing="false" fo:line-height="115%"/>
      <style:text-properties style:font-name="Liberation Sans1"/>
    </style:style>
    <style:style style:name="P4" style:family="paragraph" style:parent-style-name="Horizontal_20_Line">
      <style:paragraph-properties fo:margin-top="0cm" fo:margin-bottom="0.247cm" style:contextual-spacing="false" fo:line-height="115%"/>
    </style:style>
    <style:style style:name="P5" style:family="paragraph" style:parent-style-name="Heading_20_2">
      <style:paragraph-properties fo:margin-top="0cm" fo:margin-bottom="0.247cm" style:contextual-spacing="false" fo:line-height="115%"/>
      <style:text-properties style:font-name="Liberation Sans1"/>
    </style:style>
    <style:style style:name="P6" style:family="paragraph" style:parent-style-name="Text_20_body" style:list-style-name="L1"/>
    <style:style style:name="P7" style:family="paragraph" style:parent-style-name="Text_20_body">
      <style:text-properties officeooo:paragraph-rsid="000bef6e"/>
    </style:style>
    <style:style style:name="P8" style:family="paragraph" style:parent-style-name="Heading_20_3">
      <style:paragraph-properties fo:break-before="page"/>
      <style:text-properties style:font-name="Liberation Sans1" officeooo:paragraph-rsid="000bef6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Heading_20_2">
      <style:paragraph-properties fo:break-before="page"/>
      <style:text-properties style:font-name="Liberation Sans1" officeooo:paragraph-rsid="000bef6e"/>
    </style:style>
    <style:style style:name="P18" style:family="paragraph" style:parent-style-name="Text_20_body" style:list-style-name="L10"/>
    <style:style style:name="P19" style:family="paragraph" style:parent-style-name="Text_20_body" style:list-style-name="L11"/>
    <style:style style:name="P20" style:family="paragraph" style:parent-style-name="Quotations">
      <style:paragraph-properties fo:margin-top="0cm" fo:margin-bottom="0.247cm" style:contextual-spacing="false" fo:line-height="115%"/>
    </style:style>
    <style:style style:name="P21" style:family="paragraph" style:parent-style-name="Text_20_body" style:list-style-name="L12"/>
    <style:style style:name="P22" style:family="paragraph" style:parent-style-name="Heading_20_4">
      <style:paragraph-properties fo:margin-top="0cm" fo:margin-bottom="0.247cm" style:contextual-spacing="false" fo:line-height="115%"/>
      <style:text-properties style:font-name="Liberation Sans1"/>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Heading_20_1">
      <style:paragraph-properties fo:break-before="page"/>
      <style:text-properties officeooo:rsid="000d0537" officeooo:paragraph-rsid="000d0537"/>
    </style:style>
    <style:style style:name="P29" style:family="paragraph" style:parent-style-name="Heading_20_2">
      <style:text-properties style:font-name="Liberation Sans1" officeooo:paragraph-rsid="000d0537"/>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text-properties officeooo:paragraph-rsid="000d0537"/>
    </style:style>
    <style:style style:name="P39" style:family="paragraph" style:parent-style-name="Heading_20_3">
      <style:text-properties style:font-name="Liberation Sans1" officeooo:paragraph-rsid="000d0537"/>
    </style:style>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scaneo de red</text:h>
      <text:h text:style-name="P2" text:outline-level="2">🔹 Plantillas de Escaneo de Red en Nessus</text:h>
      <text:h text:style-name="P3" text:outline-level="3"><text:span text:style-name="Strong_20_Emphasis">Escaneo de Red Básico (Basic Network Scan)</text:span></text:h>
      <text:p text:style-name="Text_20_body">Realiza un escaneo completo del sistema, adecuado para cualquier host.<text:line-break/>Usa esta plantilla para escanear uno o varios activos con <text:span text:style-name="Strong_20_Emphasis">todos los complementos (plugins)</text:span> de Nessus habilitados.<text:line-break/>Por ejemplo, puedes realizar un <text:span text:style-name="Strong_20_Emphasis">escaneo interno de vulnerabilidades</text:span> sobre los sistemas de tu organización.</text:p>
      <text:p text:style-name="P4"/>
      <text:h text:style-name="P3" text:outline-level="3"><text:span text:style-name="Strong_20_Emphasis">Validación de Credenciales (Credential Validation)</text:span></text:h>
      <text:p text:style-name="Text_20_body">Plantilla de escaneo liviana utilizada para <text:span text:style-name="Strong_20_Emphasis">verificar que los pares de credenciales</text:span> (usuario/contraseña) de Windows y Unix se autentican correctamente en los <text:span text:style-name="Strong_20_Emphasis">objetivos del escaneo</text:span>.<text:line-break/>Utiliza esta plantilla para <text:span text:style-name="Strong_20_Emphasis">diagnosticar rápidamente problemas de credenciales</text:span> dentro de tu red.</text:p>
      <text:p text:style-name="P4"/>
      <text:h text:style-name="P3" text:outline-level="3"><text:span text:style-name="Strong_20_Emphasis">Escaneo Avanzado (Advanced Scan)</text:span></text:h>
      <text:p text:style-name="Text_20_body">El tipo de escaneo más configurable.<text:line-break/>Puedes ajustar esta plantilla para que coincida con cualquier política de escaneo.<text:line-break/>Tiene las mismas configuraciones predeterminadas que el escaneo básico, pero permite opciones adicionales de configuración.</text:p>
      <text:p text:style-name="Text_20_body">📘 <text:span text:style-name="Strong_20_Emphasis">Nota:</text:span><text:line-break/>Las plantillas avanzadas te permiten realizar escaneos más profundos mediante configuraciones personalizadas (por ejemplo, comprobaciones más rápidas o más lentas), pero <text:span text:style-name="Strong_20_Emphasis">una mala configuración puede causar interrupciones o saturación en la red</text:span>.<text:line-break/>Úsalas con precaución.</text:p>
      <text:p text:style-name="Text_20_body">📘 <text:span text:style-name="Strong_20_Emphasis">Nota:</text:span><text:line-break/>Tenable actualiza automáticamente esta plantilla con nuevas familias de plugins que dependen del tráfico de red para su detección.</text:p>
      <text:p text:style-name="P4"/>
      <text:h text:style-name="P3" text:outline-level="3"><text:span text:style-name="Strong_20_Emphasis">Escaneo Avanzado Dinámico (Advanced Dynamic Scan)</text:span></text:h>
      <text:p text:style-name="Text_20_body">Escaneo avanzado sin recomendaciones predefinidas, donde puedes configurar <text:span text:style-name="Strong_20_Emphasis">filtros dinámicos de plugins</text:span> en lugar de seleccionar familias o plugins individuales.<text:line-break/>A medida que Tenable lanza nuevos plugins, cualquier plugin que coincida con tus filtros se añade automáticamente al escaneo o política.<text:line-break/>Esto te permite <text:span text:style-name="Strong_20_Emphasis">personalizar escaneos específicos de vulnerabilidades</text:span> y mantenerlos actualizados automáticamente.</text:p>
      <text:p text:style-name="P4"><text:soft-page-break/></text:p>
      <text:h text:style-name="P3" text:outline-level="3"><text:span text:style-name="Strong_20_Emphasis">Escaneo de Red PCI Interno (Internal PCI Network Scan)</text:span></text:h>
      <text:p text:style-name="Text_20_body">Realiza un <text:span text:style-name="Strong_20_Emphasis">escaneo interno de vulnerabilidades conforme a PCI DSS (requisito 11.2.1)</text:span>.<text:line-break/>Esta plantilla crea escaneos que puedes usar para <text:span text:style-name="Strong_20_Emphasis">cumplir los requisitos de cumplimiento PCI</text:span> y para la <text:span text:style-name="Strong_20_Emphasis">gestión continua de vulnerabilidades</text:span> dentro de tu organización.<text:line-break/>También puedes usarla para realizar <text:span text:style-name="Strong_20_Emphasis">reescaneos</text:span> hasta obtener resultados “limpios” o aprobados.<text:line-break/>Permite proporcionar credenciales para enumerar parches faltantes y vulnerabilidades del lado del cliente.</text:p>
      <text:p text:style-name="Text_20_body">📘 <text:span text:style-name="Strong_20_Emphasis">Nota:</text:span><text:line-break/>Aunque PCI DSS exige evidencia de escaneos exitosos al menos trimestralmente, también debes realizar escaneos <text:span text:style-name="Strong_20_Emphasis">después de cualquier cambio significativo en tu red</text:span> (requisito 11.2.3).</text:p>
      <text:p text:style-name="P4"/>
      <text:h text:style-name="P5" text:outline-level="2">🔹 Configuración de Escaneo y Políticas</text:h>
      <text:h text:style-name="P3" text:outline-level="3"><text:span text:style-name="Strong_20_Emphasis">Objetivos del Escaneo (Scan Targets)</text:span></text:h>
      <text:p text:style-name="Text_20_body">Puedes especificar los <text:span text:style-name="Strong_20_Emphasis">objetivos de un escaneo</text:span> usando diferentes formato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ipo de objetivo</text:p>
            </table:table-cell>
            <table:table-cell table:style-name="Tabla1.A1" office:value-type="string">
              <text:p text:style-name="Table_20_Heading">Ejemplo</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text:span text:style-name="Strong_20_Emphasis">Dirección IPv4 única</text:span></text:p>
          </table:table-cell>
          <table:table-cell table:style-name="Tabla1.A1" office:value-type="string">
            <text:p text:style-name="Table_20_Contents"><text:span text:style-name="Source_20_Text">192.168.0.1</text:span></text:p>
          </table:table-cell>
          <table:table-cell table:style-name="Tabla1.A1" office:value-type="string">
            <text:p text:style-name="Table_20_Contents">Escanea una sola dirección IPv4.</text:p>
          </table:table-cell>
        </table:table-row>
        <table:table-row>
          <table:table-cell table:style-name="Tabla1.A1" office:value-type="string">
            <text:p text:style-name="Table_20_Contents"><text:span text:style-name="Strong_20_Emphasis">Dirección IPv6 única</text:span></text:p>
          </table:table-cell>
          <table:table-cell table:style-name="Tabla1.A1" office:value-type="string">
            <text:p text:style-name="Table_20_Contents"><text:span text:style-name="Source_20_Text">2001:db8::2120:17ff:fe56:333b</text:span></text:p>
          </table:table-cell>
          <table:table-cell table:style-name="Tabla1.A1" office:value-type="string">
            <text:p text:style-name="Table_20_Contents">Escanea una sola dirección IPv6.</text:p>
          </table:table-cell>
        </table:table-row>
        <table:table-row>
          <table:table-cell table:style-name="Tabla1.A1" office:value-type="string">
            <text:p text:style-name="Table_20_Contents"><text:span text:style-name="Strong_20_Emphasis">Rango IPv4</text:span></text:p>
          </table:table-cell>
          <table:table-cell table:style-name="Tabla1.A1" office:value-type="string">
            <text:p text:style-name="Table_20_Contents"><text:span text:style-name="Source_20_Text">192.168.0.1-192.168.0.255</text:span></text:p>
          </table:table-cell>
          <table:table-cell table:style-name="Tabla1.A1" office:value-type="string">
            <text:p text:style-name="Table_20_Contents">Escanea todas las direcciones dentro del rango especificado.</text:p>
          </table:table-cell>
        </table:table-row>
        <table:table-row>
          <table:table-cell table:style-name="Tabla1.A1" office:value-type="string">
            <text:p text:style-name="Table_20_Contents"><text:span text:style-name="Strong_20_Emphasis">Subred con notación CIDR</text:span></text:p>
          </table:table-cell>
          <table:table-cell table:style-name="Tabla1.A1" office:value-type="string">
            <text:p text:style-name="Table_20_Contents"><text:span text:style-name="Source_20_Text">192.168.0.0/24</text:span></text:p>
          </table:table-cell>
          <table:table-cell table:style-name="Tabla1.A1" office:value-type="string">
            <text:p text:style-name="Table_20_Contents">Escanea todos los hosts de la subred.</text:p>
          </table:table-cell>
        </table:table-row>
        <table:table-row>
          <table:table-cell table:style-name="Tabla1.A1" office:value-type="string">
            <text:p text:style-name="Table_20_Contents"><text:span text:style-name="Strong_20_Emphasis">Subred con máscara de red</text:span></text:p>
          </table:table-cell>
          <table:table-cell table:style-name="Tabla1.A1" office:value-type="string">
            <text:p text:style-name="Table_20_Contents"><text:span text:style-name="Source_20_Text">192.168.0.0/255.255.255.128</text:span></text:p>
          </table:table-cell>
          <table:table-cell table:style-name="Tabla1.A1" office:value-type="string">
            <text:p text:style-name="Table_20_Contents">Igual que la anterior, usando máscara completa.</text:p>
          </table:table-cell>
        </table:table-row>
        <table:table-row>
          <table:table-cell table:style-name="Tabla1.A1" office:value-type="string">
            <text:p text:style-name="Table_20_Contents"><text:span text:style-name="Strong_20_Emphasis">Nombre de host (resoluble)</text:span></text:p>
          </table:table-cell>
          <table:table-cell table:style-name="Tabla1.A1" office:value-type="string">
            <text:p text:style-name="Table_20_Contents"><text:span text:style-name="Source_20_Text">www.example.com</text:span></text:p>
          </table:table-cell>
          <table:table-cell table:style-name="Tabla1.A1" office:value-type="string">
            <text:p text:style-name="Table_20_Contents">Nessus resuelve el nombre y escanea la dirección IP resultante.</text:p>
          </table:table-cell>
        </table:table-row>
        <table:table-row>
          <table:table-cell table:style-name="Tabla1.A1" office:value-type="string">
            <text:p text:style-name="Table_20_Contents"><text:span text:style-name="Strong_20_Emphasis">Archivo de objetivos</text:span></text:p>
          </table:table-cell>
          <table:table-cell table:style-name="Tabla1.A1" office:value-type="string">
            <text:p text:style-name="Table_20_Contents"><text:span text:style-name="Source_20_Text">targets.txt</text:span></text:p>
          </table:table-cell>
          <table:table-cell table:style-name="Tabla1.A1" office:value-type="string">
            <text:p text:style-name="Table_20_Contents">Puedes subir un archivo de texto con una lista de IPs o hosts, una por línea.</text:p>
          </table:table-cell>
        </table:table-row>
      </table:table>
      <text:p text:style-name="Text_20_body">💡 <text:span text:style-name="Strong_20_Emphasis">Consejo:</text:span><text:line-break/>Puedes forzar a Nessus a usar un nombre de host específico con una IP concreta usando el formato <text:span text:style-name="Source_20_Text">hostname[ip]</text:span>, por ejemplo:<text:line-break/><text:span text:style-name="Source_20_Text">server.local[10.0.0.5]</text:span>.</text:p>
      <text:p text:style-name="P4"/>
      <text:h text:style-name="P3" text:outline-level="3"><text:soft-page-break/><text:span text:style-name="Strong_20_Emphasis">Configuraciones Relevantes para Escaneo en Red</text:span></text:h>
      <text:list text:style-name="L1">
        <text:list-item>
          <text:p text:style-name="P6"><text:span text:style-name="Strong_20_Emphasis">Discovery Settings:</text:span> define cómo Nessus descubre hosts, puertos y servicios.</text:p>
        </text:list-item>
        <text:list-item>
          <text:p text:style-name="P6"><text:span text:style-name="Strong_20_Emphasis">Scope Settings:</text:span> determina qué rango o subred analizar.</text:p>
        </text:list-item>
        <text:list-item>
          <text:p text:style-name="P6"><text:span text:style-name="Strong_20_Emphasis">Assessment Settings:</text:span> controla la profundidad de las pruebas y los plugins usados.</text:p>
        </text:list-item>
        <text:list-item>
          <text:p text:style-name="P6"><text:span text:style-name="Strong_20_Emphasis">Advanced Settings:</text:span> ajusta la velocidad del escaneo, número de hilos y límites de red.</text:p>
        </text:list-item>
      </text:list>
      <text:p text:style-name="Text_20_body">Estas configuraciones son las que realmente determinan <text:span text:style-name="Strong_20_Emphasis">cuán amplio o profundo será el escaneo de red</text:span>.</text:p>
      <text:p text:style-name="P4"/>
      <text:h text:style-name="P5" text:outline-level="2">🔹 En Resumen</text:h>
      <table:table table:name="Tabla2" table:style-name="Tabla2">
        <table:table-column table:style-name="Tabla2.A"/>
        <table:table-column table:style-name="Tabla2.B"/>
        <table:table-header-rows>
          <table:table-row>
            <table:table-cell table:style-name="Tabla2.A1" office:value-type="string">
              <text:p text:style-name="Table_20_Heading">Tipo de Escaneo</text:p>
            </table:table-cell>
            <table:table-cell table:style-name="Tabla2.A1" office:value-type="string">
              <text:p text:style-name="Table_20_Heading">Propósito principal</text:p>
            </table:table-cell>
          </table:table-row>
        </table:table-header-rows>
        <table:table-row>
          <table:table-cell table:style-name="Tabla2.A1" office:value-type="string">
            <text:p text:style-name="Table_20_Contents"><text:span text:style-name="Strong_20_Emphasis">Basic Network Scan</text:span></text:p>
          </table:table-cell>
          <table:table-cell table:style-name="Tabla2.A1" office:value-type="string">
            <text:p text:style-name="Table_20_Contents">Escaneo completo de cualquier red o host.</text:p>
          </table:table-cell>
        </table:table-row>
        <table:table-row>
          <table:table-cell table:style-name="Tabla2.A1" office:value-type="string">
            <text:p text:style-name="Table_20_Contents"><text:span text:style-name="Strong_20_Emphasis">Credential Validation</text:span></text:p>
          </table:table-cell>
          <table:table-cell table:style-name="Tabla2.A1" office:value-type="string">
            <text:p text:style-name="Table_20_Contents">Verifica credenciales de red antes de un escaneo completo.</text:p>
          </table:table-cell>
        </table:table-row>
        <table:table-row>
          <table:table-cell table:style-name="Tabla2.A1" office:value-type="string">
            <text:p text:style-name="Table_20_Contents"><text:span text:style-name="Strong_20_Emphasis">Advanced Scan</text:span></text:p>
          </table:table-cell>
          <table:table-cell table:style-name="Tabla2.A1" office:value-type="string">
            <text:p text:style-name="Table_20_Contents">Escaneo configurable con opciones personalizadas.</text:p>
          </table:table-cell>
        </table:table-row>
        <table:table-row>
          <table:table-cell table:style-name="Tabla2.A1" office:value-type="string">
            <text:p text:style-name="Table_20_Contents"><text:span text:style-name="Strong_20_Emphasis">Advanced Dynamic Scan</text:span></text:p>
          </table:table-cell>
          <table:table-cell table:style-name="Tabla2.A1" office:value-type="string">
            <text:p text:style-name="Table_20_Contents">Escaneo automatizado con filtros de plugins dinámicos.</text:p>
          </table:table-cell>
        </table:table-row>
        <table:table-row>
          <table:table-cell table:style-name="Tabla2.A1" office:value-type="string">
            <text:p text:style-name="Table_20_Contents"><text:span text:style-name="Strong_20_Emphasis">Internal PCI Network Scan</text:span></text:p>
          </table:table-cell>
          <table:table-cell table:style-name="Tabla2.A1" office:value-type="string">
            <text:p text:style-name="Table_20_Contents">Escaneo de red interno para cumplimiento PCI DSS.</text:p>
          </table:table-cell>
        </table:table-row>
      </table:table>
      <text:p text:style-name="P7"><text:s/></text:p>
      <text:p text:style-name="P7"/>
      <text:p text:style-name="P7"><text:a xlink:type="simple" xlink:href="https://docs.tenable.com/nessus/10_9/Content/PDF/Nessus_10_9.pdf#page=373&amp;zoom=100,58,302" text:style-name="Internet_20_link" text:visited-style-name="Visited_20_Internet_20_Link">https://docs.tenable.com/nessus/10_9/Content/PDF/Nessus_10_9.pdf#page=373&amp;zoom=100,58,302</text:a></text:p>
      <text:p text:style-name="P7"/>
      <text:h text:style-name="P8" text:outline-level="3">Configurar notificaciones por correo electrónico para un análisis</text:h>
      <text:p text:style-name="Text_20_body"><text:span text:style-name="Strong_20_Emphasis">Rol de usuario requerido al usar Tenable Nessus Manager:</text:span> Estándar, Administrador o Administrador del sistema.</text:p>
      <text:p text:style-name="Text_20_body">Puedes configurar un análisis para que envíe automáticamente una notificación por correo electrónico a los destinatarios especificados cuando el análisis finalice. Esto te ayuda a ti y a tus colaboradores a mantenerse informados sobre los resultados del análisis sin tener que verificar manualmente el estado en Tenable Nessus.</text:p>
      <text:p text:style-name="Text_20_body"><text:span text:style-name="Strong_20_Emphasis">Antes de comenzar:</text:span></text:p>
      <text:list text:style-name="L2">
        <text:list-item>
          <text:p text:style-name="P9">Asegúrate de que tú o tu administrador hayan configurado un servidor SMTP en Tenable Nessus.<text:line-break/>Para más información, consulta <text:span text:style-name="Emphasis">Servidor SMTP</text:span>.</text:p>
        </text:list-item>
      </text:list>
      <text:p text:style-name="Text_20_body"><text:span text:style-name="Strong_20_Emphasis">Para configurar notificaciones por correo electrónico para un análisis:</text:span></text:p>
      <text:list text:style-name="L3">
        <text:list-item>
          <text:p text:style-name="P10">En la barra de navegación superior, haz clic en <text:span text:style-name="Strong_20_Emphasis">Scans</text:span> (Análisis).</text:p>
        </text:list-item>
        <text:list-item>
          <text:p text:style-name="P10">Realiza una de las siguientes acciones:</text:p>
          <text:list>
            <text:list-item>
              <text:p text:style-name="P10">En la esquina superior derecha de la página, haz clic en <text:span text:style-name="Strong_20_Emphasis">New Scan</text:span> (Nuevo análisis).</text:p>
            </text:list-item>
            <text:list-item>
              <text:p text:style-name="P10">Abre un análisis existente y luego haz clic en <text:span text:style-name="Strong_20_Emphasis">Configure</text:span> (Configurar).</text:p>
            </text:list-item>
          </text:list>
        </text:list-item>
        <text:list-item>
          <text:p text:style-name="P10">En el menú de configuración del análisis, haz clic en <text:span text:style-name="Strong_20_Emphasis">Basic &gt; Notifications</text:span> (Básico &gt; Notificaciones).</text:p>
        </text:list-item>
        <text:list-item>
          <text:p text:style-name="P10">Configura los siguientes parámetros:</text:p>
        </text:list-item>
      </text:list>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Configuración</text:p>
            </table:table-cell>
            <table:table-cell table:style-name="Tabla3.A1" office:value-type="string">
              <text:p text:style-name="Table_20_Heading">Valor predeterminado</text:p>
            </table:table-cell>
            <table:table-cell table:style-name="Tabla3.A1" office:value-type="string">
              <text:p text:style-name="Table_20_Heading">Descripción</text:p>
            </table:table-cell>
          </table:table-row>
        </table:table-header-rows>
        <table:table-row>
          <table:table-cell table:style-name="Tabla3.A1" office:value-type="string">
            <text:p text:style-name="Table_20_Contents"><text:span text:style-name="Strong_20_Emphasis">Email Recipient(s)</text:span> (Destinatarios de correo)</text:p>
          </table:table-cell>
          <table:table-cell table:style-name="Tabla3.A1" office:value-type="string">
            <text:p text:style-name="Table_20_Contents">Ninguno</text:p>
          </table:table-cell>
          <table:table-cell table:style-name="Tabla3.A1" office:value-type="string">
            <text:p text:style-name="Table_20_Contents">Especifica una o más direcciones de correo electrónico, separadas por comas, que recibirán una alerta cuando el análisis finalice y los resultados estén disponibles.</text:p>
          </table:table-cell>
        </table:table-row>
        <table:table-row>
          <table:table-cell table:style-name="Tabla3.A1" office:value-type="string">
            <text:p text:style-name="Table_20_Contents"><text:span text:style-name="Strong_20_Emphasis">Attach Report</text:span> (Adjuntar informe)</text:p>
          </table:table-cell>
          <table:table-cell table:style-name="Tabla3.A1" office:value-type="string">
            <text:p text:style-name="Table_20_Contents">Desactivado</text:p>
          </table:table-cell>
          <table:table-cell table:style-name="Tabla3.A1" office:value-type="string">
            <text:p text:style-name="Table_20_Contents"><text:span text:style-name="Emphasis">(Solo para Tenable Nessus Professional y Tenable Nessus Expert)</text:span> Especifica si deseas adjuntar un informe a cada notificación por correo electrónico. Esta opción habilita las configuraciones de <text:span text:style-name="Strong_20_Emphasis">Tipo de informe</text:span> y <text:span text:style-name="Strong_20_Emphasis">Tamaño máximo del adjunto</text:span>.</text:p>
          </table:table-cell>
        </table:table-row>
        <table:table-row>
          <table:table-cell table:style-name="Tabla3.A1" office:value-type="string">
            <text:p text:style-name="Table_20_Contents"><text:span text:style-name="Strong_20_Emphasis">Report Type</text:span> (Tipo de informe)</text:p>
          </table:table-cell>
          <table:table-cell table:style-name="Tabla3.A1" office:value-type="string">
            <text:p text:style-name="Table_20_Contents">Nessus</text:p>
          </table:table-cell>
          <table:table-cell table:style-name="Tabla3.A1" office:value-type="string">
            <text:p text:style-name="Table_20_Contents"><text:span text:style-name="Emphasis">(Solo para Tenable Nessus Professional y Tenable Nessus Expert)</text:span> Especifica el tipo de informe (CSV, Nessus o PDF) que deseas adjuntar al correo electrónico.</text:p>
          </table:table-cell>
        </table:table-row>
        <table:table-row>
          <table:table-cell table:style-name="Tabla3.A1" office:value-type="string">
            <text:p text:style-name="Table_20_Contents"><text:span text:style-name="Strong_20_Emphasis">Max Attachment Size (MB)</text:span> (Tamaño máximo del adjunto)</text:p>
          </table:table-cell>
          <table:table-cell table:style-name="Tabla3.A1" office:value-type="string">
            <text:p text:style-name="Table_20_Contents">25</text:p>
          </table:table-cell>
          <table:table-cell table:style-name="Tabla3.A1" office:value-type="string">
            <text:p text:style-name="Table_20_Contents"><text:span text:style-name="Emphasis">(Solo para Tenable Nessus Professional y Tenable Nessus Expert)</text:span> Especifica el tamaño máximo, en megabytes, de cualquier informe adjunto. Si el informe excede el tamaño máximo, <text:soft-page-break/>no se adjuntará al correo. Tenable Nessus no admite adjuntos mayores a 50 MB.</text:p>
          </table:table-cell>
        </table:table-row>
        <table:table-row>
          <table:table-cell table:style-name="Tabla3.A1" office:value-type="string">
            <text:p text:style-name="Table_20_Contents"><text:span text:style-name="Strong_20_Emphasis">Result Filters</text:span> (Filtros de resultados)</text:p>
          </table:table-cell>
          <table:table-cell table:style-name="Tabla3.A1" office:value-type="string">
            <text:p text:style-name="Table_20_Contents">Ninguno</text:p>
          </table:table-cell>
          <table:table-cell table:style-name="Tabla3.A1" office:value-type="string">
            <text:p text:style-name="Table_20_Contents">Define el tipo de información que se incluirá en el correo electrónico.</text:p>
          </table:table-cell>
        </table:table-row>
      </table:table>
      <text:list text:style-name="L4">
        <text:list-item>
          <text:p text:style-name="P11">Haz clic en <text:span text:style-name="Strong_20_Emphasis">Save</text:span> (Guardar).</text:p>
        </text:list-item>
      </text:list>
      <text:p text:style-name="Text_20_body">Tenable Nessus enviará una notificación por correo electrónico a los destinatarios especificados una vez que el análisis haya finalizado.</text:p>
      <text:p text:style-name="P4"/>
      <text:h text:style-name="P3" text:outline-level="3">Configurar un registro de auditoría</text:h>
      <text:p text:style-name="Text_20_body"><text:span text:style-name="Strong_20_Emphasis">Rol de usuario requerido al usar Tenable Nessus Manager:</text:span> Estándar, Administrador o Administrador del sistema.</text:p>
      <text:list text:style-name="L5">
        <text:list-item>
          <text:p text:style-name="P12">En la barra de navegación superior, haz clic en <text:span text:style-name="Strong_20_Emphasis">Scans</text:span> (Análisis).<text:line-break/>Aparece la página <text:span text:style-name="Strong_20_Emphasis">My Scans</text:span> (Mis análisis).</text:p>
        </text:list-item>
        <text:list-item>
          <text:p text:style-name="P12"><text:span text:style-name="Emphasis">(Opcional)</text:span> En la barra de navegación izquierda, haz clic en otra carpeta.</text:p>
        </text:list-item>
        <text:list-item>
          <text:p text:style-name="P12">En la tabla de análisis, haz clic en el análisis para el cual deseas configurar un registro de auditoría.<text:line-break/>Aparecen los resultados del análisis.</text:p>
        </text:list-item>
        <text:list-item>
          <text:p text:style-name="P12">En la esquina superior derecha, haz clic en el botón <text:span text:style-name="Strong_20_Emphasis">Audit Trail</text:span> (Registro de auditoría).<text:line-break/>Se abrirá la ventana de registro de auditoría.</text:p>
        </text:list-item>
        <text:list-item>
          <text:p text:style-name="P12">En el cuadro <text:span text:style-name="Strong_20_Emphasis">Plugin ID</text:span>, escribe el ID del complemento utilizado por uno o más análisis.<text:line-break/><text:span text:style-name="Strong_20_Emphasis">y/o</text:span><text:line-break/>En el cuadro <text:span text:style-name="Strong_20_Emphasis">Host</text:span>, escribe el nombre del host detectado.</text:p>
        </text:list-item>
        <text:list-item>
          <text:p text:style-name="P12">Haz clic en <text:span text:style-name="Strong_20_Emphasis">Search</text:span> (Buscar).<text:line-break/>Aparecerá una lista que muestra los resultados que coinciden con los criterios ingresados en uno o ambos campos.</text:p>
        </text:list-item>
      </text:list>
      <text:p text:style-name="P4"/>
      <text:h text:style-name="P3" text:outline-level="3">Iniciar un análisis</text:h>
      <text:p text:style-name="Text_20_body"><text:span text:style-name="Strong_20_Emphasis">Rol de usuario requerido al usar Tenable Nessus Manager:</text:span> Estándar, Administrador o Administrador del sistema.</text:p>
      <text:p text:style-name="Text_20_body">Además de configurar los ajustes de <text:span text:style-name="Strong_20_Emphasis">Schedule</text:span> (programación) para un análisis, puedes iniciar un análisis manualmente.</text:p>
      <text:p text:style-name="Text_20_body"><text:soft-page-break/><text:span text:style-name="Strong_20_Emphasis">Nota:</text:span> No puedes crear ni ejecutar análisis, crear o ver políticas o reglas de complementos, ni usar el asistente de actualización mientras Tenable Nessus está compilando los complementos.</text:p>
      <text:p text:style-name="Text_20_body"><text:span text:style-name="Strong_20_Emphasis">Nota:</text:span> Si estás analizando una máquina Linux con Tenable Nessus, el archivo de configuración del shell de la máquina Linux debe tener una variable <text:span text:style-name="Strong_20_Emphasis">PS1</text:span> de cuatro o más caracteres (por ejemplo, <text:span text:style-name="Source_20_Text">PS1='\u@\h:~\$ '</text:span>). Tener una variable PS1 de menos de cuatro caracteres (por ejemplo, <text:span text:style-name="Source_20_Text">PS1='\$ '</text:span>) puede aumentar significativamente el tiempo total del análisis.</text:p>
      <text:p text:style-name="Text_20_body"><text:span text:style-name="Strong_20_Emphasis">Para iniciar un análisis:</text:span></text:p>
      <text:list text:style-name="L6">
        <text:list-item>
          <text:p text:style-name="P13">En la barra de navegación superior, haz clic en <text:span text:style-name="Strong_20_Emphasis">Scans</text:span> (Análisis).<text:line-break/>Aparece la página <text:span text:style-name="Strong_20_Emphasis">My Scans</text:span> (Mis análisis).</text:p>
        </text:list-item>
        <text:list-item>
          <text:p text:style-name="P13">En la tabla de análisis, en la fila del análisis que deseas ejecutar, haz clic en el botón <text:span text:style-name="Strong_20_Emphasis">Launch</text:span> (Iniciar).<text:line-break/>Tenable Nessus iniciará el análisis.</text:p>
        </text:list-item>
      </text:list>
      <text:p text:style-name="Text_20_body"><text:span text:style-name="Strong_20_Emphasis">Qué hacer a continuación:</text:span><text:line-break/>Si necesitas detener un análisis manualmente, consulta <text:span text:style-name="Emphasis">Detener un análisis en ejecución</text:span>.</text:p>
      <text:p text:style-name="P7"/>
      <text:p text:style-name="P7"/>
      <text:h text:style-name="P8" text:outline-level="3">Página del Servidor SMTP</text:h>
      <text:p text:style-name="Text_20_body">La página <text:span text:style-name="Strong_20_Emphasis">SMTP Server</text:span> permite configurar un servidor <text:span text:style-name="Strong_20_Emphasis">Simple Mail Transfer Protocol (SMTP)</text:span>. Una vez que configures un servidor SMTP, Nessus puede enviar por correo electrónico los resultados de los análisis en formato HTML a la lista de destinatarios que especifiques en la configuración del análisis.</text:p>
      <text:p text:style-name="Text_20_body"><text:span text:style-name="Strong_20_Emphasis">Nota:</text:span> La página <text:span text:style-name="Strong_20_Emphasis">SMTP Server</text:span> no está disponible cuando Tenable Nessus está vinculado a <text:span text:style-name="Strong_20_Emphasis">Tenable Vulnerability Management</text:span>.</text:p>
      <text:p text:style-name="Text_20_body"><text:span text:style-name="Strong_20_Emphasis">Para configurar un servidor SMTP:</text:span></text:p>
      <text:list text:style-name="L7">
        <text:list-item>
          <text:p text:style-name="P14">En Tenable Nessus, en la barra de navegación superior, haz clic en <text:span text:style-name="Strong_20_Emphasis">Settings</text:span> (Configuración).<text:line-break/>Aparecerá la página <text:span text:style-name="Strong_20_Emphasis">About</text:span> (Acerca de).</text:p>
        </text:list-item>
        <text:list-item>
          <text:p text:style-name="P14">En la barra de navegación izquierda, haz clic en <text:span text:style-name="Strong_20_Emphasis">SMTP Server</text:span>.<text:line-break/>Aparecerá la página <text:span text:style-name="Strong_20_Emphasis">SMTP Server</text:span>.</text:p>
        </text:list-item>
        <text:list-item>
          <text:p text:style-name="P14">Configura los ajustes según sea necesario:</text:p>
        </text:list-item>
      </text:list>
      <table:table table:name="Tabla4" table:style-name="Tabla4">
        <table:table-column table:style-name="Tabla4.A"/>
        <table:table-column table:style-name="Tabla4.B"/>
        <table:table-header-rows>
          <table:table-row>
            <table:table-cell table:style-name="Tabla4.A1" office:value-type="string">
              <text:p text:style-name="Table_20_Heading">Configuración</text:p>
            </table:table-cell>
            <table:table-cell table:style-name="Tabla4.A1" office:value-type="string">
              <text:p text:style-name="Table_20_Heading">Descripción</text:p>
            </table:table-cell>
          </table:table-row>
        </table:table-header-rows>
        <table:table-row>
          <table:table-cell table:style-name="Tabla4.A1" office:value-type="string">
            <text:p text:style-name="Table_20_Contents"><text:span text:style-name="Strong_20_Emphasis">Host</text:span></text:p>
          </table:table-cell>
          <table:table-cell table:style-name="Tabla4.A1" office:value-type="string">
            <text:p text:style-name="Table_20_Contents">El host del servidor SMTP.</text:p>
          </table:table-cell>
        </table:table-row>
        <table:table-row>
          <table:table-cell table:style-name="Tabla4.A1" office:value-type="string">
            <text:p text:style-name="Table_20_Contents"><text:span text:style-name="Strong_20_Emphasis">Port</text:span></text:p>
          </table:table-cell>
          <table:table-cell table:style-name="Tabla4.A1" office:value-type="string">
            <text:p text:style-name="Table_20_Contents">El puerto del servidor SMTP.</text:p>
          </table:table-cell>
        </table:table-row>
        <table:table-row>
          <table:table-cell table:style-name="Tabla4.A1" office:value-type="string">
            <text:p text:style-name="Table_20_Contents"><text:span text:style-name="Strong_20_Emphasis">From (sender email)</text:span></text:p>
          </table:table-cell>
          <table:table-cell table:style-name="Tabla4.A1" office:value-type="string">
            <text:p text:style-name="Table_20_Contents">La dirección de correo que se mostrará como remitente en los resultados del análisis.</text:p>
          </table:table-cell>
        </table:table-row>
        <table:table-row>
          <table:table-cell table:style-name="Tabla4.A1" office:value-type="string">
            <text:p text:style-name="Table_20_Contents"><text:span text:style-name="Strong_20_Emphasis">Encryption</text:span> (Encriptación)</text:p>
          </table:table-cell>
          <table:table-cell table:style-name="Tabla4.A1" office:value-type="string">
            <text:p text:style-name="Table_20_Contents">Tipo de encriptación del correo: <text:line-break/>• <text:span text:style-name="Strong_20_Emphasis">No Encryption</text:span> — Tenable Nessus no encripta el correo. <text:line-break/>• <text:span text:style-name="Strong_20_Emphasis">Force SSL</text:span> — Tenable Nessus fuerza la encriptación SSL para el correo. <text:line-break/>• <text:span text:style-name="Strong_20_Emphasis">Force TLS</text:span> — Tenable Nessus fuerza la encriptación TLS para el correo. <text:line-break/>• <text:span text:style-name="Strong_20_Emphasis">Use TLS if available</text:span> — Tenable Nessus usa TLS si el servidor receptor es compatible.</text:p>
          </table:table-cell>
        </table:table-row>
        <table:table-row>
          <table:table-cell table:style-name="Tabla4.A1" office:value-type="string">
            <text:p text:style-name="Table_20_Contents"><text:span text:style-name="Strong_20_Emphasis">Hostname (for email links)</text:span></text:p>
          </table:table-cell>
          <table:table-cell table:style-name="Tabla4.A1" office:value-type="string">
            <text:p text:style-name="Table_20_Contents">El nombre de host que aparecerá como remitente y puerto en los enlaces del correo.</text:p>
          </table:table-cell>
        </table:table-row>
        <table:table-row>
          <table:table-cell table:style-name="Tabla4.A1" office:value-type="string">
            <text:p text:style-name="Table_20_Contents"><text:span text:style-name="Strong_20_Emphasis">Auth Method</text:span> (Método de autenticación)</text:p>
          </table:table-cell>
          <table:table-cell table:style-name="Tabla4.A1" office:value-type="string">
            <text:p text:style-name="Table_20_Contents">El método de autenticación que Nessus utiliza para conectarse al servidor SMTP: <text:line-break/>• <text:span text:style-name="Strong_20_Emphasis">NONE</text:span> — Nessus no autentica la conexión. <text:line-break/>• <text:span text:style-name="Strong_20_Emphasis">PLAIN</text:span> — Nessus asegura la conexión con autenticación simple (usuario/contraseña). <text:line-break/>• <text:span text:style-name="Strong_20_Emphasis">LOGIN</text:span> — Nessus asegura la conexión con autenticación de inicio de sesión. <text:line-break/>• <text:span text:style-name="Strong_20_Emphasis">NTLM</text:span> — Nessus asegura la conexión con autenticación NTLM. <text:line-break/>• <text:span text:style-name="Strong_20_Emphasis">CRAM-MD5</text:span> — Nessus asegura la conexión con autenticación CRAM-MD5.</text:p>
          </table:table-cell>
        </table:table-row>
      </table:table>
      <text:list text:style-name="L8">
        <text:list-item>
          <text:p text:style-name="P15">Haz clic en <text:span text:style-name="Strong_20_Emphasis">Save</text:span> (Guardar).<text:line-break/>Tenable Nessus guardará la configuración del servidor SMTP.</text:p>
        </text:list-item>
      </text:list>
      <text:p text:style-name="P4"><text:soft-page-break/></text:p>
      <text:h text:style-name="P3" text:outline-level="3">CA personalizada (Custom CA)</text:h>
      <text:p text:style-name="Text_20_body"><text:span text:style-name="Strong_20_Emphasis">Rol de usuario requerido al usar Tenable Nessus Manager:</text:span> Administrador del sistema.</text:p>
      <text:p text:style-name="Text_20_body">La página <text:span text:style-name="Strong_20_Emphasis">Custom CA</text:span> muestra un cuadro de texto que puedes usar para cargar una <text:span text:style-name="Strong_20_Emphasis">autoridad de certificación (CA) personalizada</text:span> en Nessus.<text:line-break/>Para más información, consulta <text:span text:style-name="Emphasis">Certificates and Certificate Authorities</text:span> (Certificados y Autoridades de Certificación).</text:p>
      <text:p text:style-name="Text_20_body"><text:span text:style-name="Strong_20_Emphasis">Nota:</text:span> Incluye el texto inicial <text:span text:style-name="Source_20_Text">-----BEGIN CERTIFICATE-----</text:span> y el texto final <text:span text:style-name="Source_20_Text">-----END CERTIFICATE-----</text:span>.<text:line-break/><text:span text:style-name="Strong_20_Emphasis">Consejo:</text:span> Puedes guardar más de un certificado en un solo archivo de texto, incluyendo el texto inicial y final de cada uno.</text:p>
      <text:p text:style-name="P4"/>
      <text:h text:style-name="P3" text:outline-level="3">Asistente de Actualización (Upgrade Assistant)</text:h>
      <text:p text:style-name="Text_20_body"><text:span text:style-name="Strong_20_Emphasis">Rol de usuario requerido al usar Tenable Nessus Manager:</text:span> Administrador del sistema.</text:p>
      <text:list text:style-name="L9">
        <text:list-item>
          <text:p text:style-name="P16">Esta función <text:span text:style-name="Strong_20_Emphasis">no</text:span> está soportada en entornos del <text:span text:style-name="Strong_20_Emphasis">Federal Risk and Authorization Management Program (FedRAMP)</text:span>. Para más información, consulta <text:span text:style-name="Emphasis">FedRAMP Product Offering</text:span>.</text:p>
        </text:list-item>
        <text:list-item>
          <text:p text:style-name="P16">La herramienta <text:span text:style-name="Strong_20_Emphasis">Upgrade Assistant</text:span> no está disponible en entornos de <text:span text:style-name="Strong_20_Emphasis">clúster de Tenable Nessus</text:span>.</text:p>
        </text:list-item>
      </text:list>
      <text:p text:style-name="Text_20_body">La herramienta <text:span text:style-name="Strong_20_Emphasis">Upgrade Assistant</text:span> permite actualizar datos de Tenable Nessus a <text:span text:style-name="Strong_20_Emphasis">Tenable Vulnerability Management</text:span>.<text:line-break/>Para más información, consulta <text:span text:style-name="Emphasis">Tenable Nessus to Tenable Vulnerability Management Upgrade Assistant</text:span>.</text:p>
      <text:p text:style-name="P7"/>
      <text:h text:style-name="P17" text:outline-level="2"><text:span text:style-name="Strong_20_Emphasis">Configuración de Escaneos y Políticas</text:span></text:h>
      <text:p text:style-name="Text_20_body">Las configuraciones de escaneo te permiten ajustar los parámetros de los escaneos para cumplir con las necesidades específicas de seguridad de tu red. La configuración que puedes ajustar depende de la plantilla proporcionada por Tenable en la que se basa un escaneo o una política.</text:p>
      <text:p text:style-name="Text_20_body">Puedes configurar estas opciones en <text:span text:style-name="Strong_20_Emphasis">escaneos individuales</text:span> o en la <text:span text:style-name="Strong_20_Emphasis">política</text:span> desde la cual creas los escaneos individuales.</text:p>
      <text:p text:style-name="Text_20_body">Tenable Nessus organiza las configuraciones de escaneo en las siguientes categorías:</text:p>
      <text:list text:style-name="L10">
        <text:list-item>
          <text:p text:style-name="P18">Configuración básica para escaneos</text:p>
        </text:list-item>
        <text:list-item>
          <text:p text:style-name="P18">Configuración básica para políticas</text:p>
        </text:list-item>
        <text:list-item>
          <text:p text:style-name="P18">Configuración de descubrimiento</text:p>
        </text:list-item>
        <text:list-item>
          <text:p text:style-name="P18">Configuración del alcance del escaneo</text:p>
        </text:list-item>
        <text:list-item>
          <text:p text:style-name="P18">Configuración de evaluación</text:p>
        </text:list-item>
        <text:list-item>
          <text:p text:style-name="P18">Configuración de informes</text:p>
        </text:list-item>
        <text:list-item>
          <text:p text:style-name="P18">Configuración avanzada</text:p>
        </text:list-item>
      </text:list>
      <text:p text:style-name="P4"/>
      <text:h text:style-name="P3" text:outline-level="3"><text:span text:style-name="Strong_20_Emphasis">Configuraciones en Políticas</text:span></text:h>
      <text:p text:style-name="Text_20_body">Al configurar una política, ten en cuenta lo siguiente:</text:p>
      <text:list text:style-name="L11">
        <text:list-item>
          <text:p text:style-name="P19">Si configuras un ajuste en una política, ese ajuste se aplica a todos los escaneos que crees basados en esa política.</text:p>
        </text:list-item>
        <text:list-item>
          <text:p text:style-name="P19">Una política se basa en una plantilla proporcionada por Tenable. La mayoría de los ajustes son idénticos a los que puedes configurar en un escaneo individual que use la misma plantilla.</text:p>
        </text:list-item>
        <text:list-item>
          <text:p text:style-name="P19">Algunos ajustes básicos son únicos para la creación de políticas y no aparecen al configurar un escaneo individual. Para más información, consulta <text:span text:style-name="Strong_20_Emphasis">Configuración Básica para Políticas</text:span>.</text:p>
        </text:list-item>
        <text:list-item>
          <text:p text:style-name="P19">Puedes configurar ciertos ajustes en una política, pero no puedes modificarlos en un escaneo individual basado en esa política. Estos incluyen: <text:span text:style-name="Strong_20_Emphasis">Discovery, Assessment, Report, Advanced, Compliance, SCAP y Plugins</text:span>. Si quieres modificar estos ajustes para escaneos individuales, crea escaneos individuales basados en una plantilla proporcionada por Tenable.</text:p>
        </text:list-item>
        <text:list-item>
          <text:p text:style-name="P19">Si configuras <text:span text:style-name="Strong_20_Emphasis">credenciales</text:span> en una política, otros usuarios pueden sobrescribirlas añadiendo credenciales específicas del escaneo o administradas.</text:p>
        </text:list-item>
      </text:list>
      <text:p text:style-name="P4"/>
      <text:h text:style-name="P3" text:outline-level="3"><text:soft-page-break/><text:span text:style-name="Strong_20_Emphasis">Configuración Básica para Escaneos</text:span></text:h>
      <text:p text:style-name="P20">Nota: Este apartado describe la configuración básica que puedes establecer en los escaneos. Para la configuración básica en políticas, consulta <text:span text:style-name="Strong_20_Emphasis">Configuración Básica para Políticas</text:span>.</text:p>
      <text:p text:style-name="Text_20_body">La configuración básica se utiliza para definir aspectos organizativos y de seguridad del escaneo, incluyendo:</text:p>
      <text:list text:style-name="L12">
        <text:list-item>
          <text:p text:style-name="P21">Nombre del escaneo</text:p>
        </text:list-item>
        <text:list-item>
          <text:p text:style-name="P21">Objetivos</text:p>
        </text:list-item>
        <text:list-item>
          <text:p text:style-name="P21">Si el escaneo está programado</text:p>
        </text:list-item>
        <text:list-item>
          <text:p text:style-name="P21">Quién tiene acceso al escaneo</text:p>
        </text:list-item>
      </text:list>
      <text:p text:style-name="Text_20_body">Los elementos obligatorios para un escaneo se indican en la interfaz de Tenable Nessus.</text:p>
      <text:p text:style-name="P4"/>
      <text:h text:style-name="P3" text:outline-level="3"><text:span text:style-name="Strong_20_Emphasis">Secciones de Configuración Básica</text:span></text:h>
      <text:h text:style-name="P22" text:outline-level="4"><text:span text:style-name="Strong_20_Emphasis">General</text:span></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Ajuste</text:p>
            </table:table-cell>
            <table:table-cell table:style-name="Tabla5.A1" office:value-type="string">
              <text:p text:style-name="Table_20_Heading">Valor por defecto</text:p>
            </table:table-cell>
            <table:table-cell table:style-name="Tabla5.A1" office:value-type="string">
              <text:p text:style-name="Table_20_Heading">Descripción</text:p>
            </table:table-cell>
          </table:table-row>
        </table:table-header-rows>
        <table:table-row>
          <table:table-cell table:style-name="Tabla5.A1" office:value-type="string">
            <text:p text:style-name="Table_20_Contents">Name</text:p>
          </table:table-cell>
          <table:table-cell table:style-name="Tabla5.A1" office:value-type="string">
            <text:p text:style-name="Table_20_Contents">Ninguno</text:p>
          </table:table-cell>
          <table:table-cell table:style-name="Tabla5.A1" office:value-type="string">
            <text:p text:style-name="Table_20_Contents">Especifica el nombre del escaneo. Se muestra en la interfaz de Tenable Nessus.</text:p>
          </table:table-cell>
        </table:table-row>
        <table:table-row>
          <table:table-cell table:style-name="Tabla5.A1" office:value-type="string">
            <text:p text:style-name="Table_20_Contents">Description</text:p>
          </table:table-cell>
          <table:table-cell table:style-name="Tabla5.A1" office:value-type="string">
            <text:p text:style-name="Table_20_Contents">Ninguna (opcional)</text:p>
          </table:table-cell>
          <table:table-cell table:style-name="Tabla5.A1" office:value-type="string">
            <text:p text:style-name="Table_20_Contents">Especifica una descripción del escaneo.</text:p>
          </table:table-cell>
        </table:table-row>
        <table:table-row>
          <table:table-cell table:style-name="Tabla5.A1" office:value-type="string">
            <text:p text:style-name="Table_20_Contents">Folder</text:p>
          </table:table-cell>
          <table:table-cell table:style-name="Tabla5.A1" office:value-type="string">
            <text:p text:style-name="Table_20_Contents">My Scans</text:p>
          </table:table-cell>
          <table:table-cell table:style-name="Tabla5.A1" office:value-type="string">
            <text:p text:style-name="Table_20_Contents">Especifica la carpeta donde aparece el escaneo después de guardarlo.</text:p>
          </table:table-cell>
        </table:table-row>
        <table:table-row>
          <table:table-cell table:style-name="Tabla5.A1" office:value-type="string">
            <text:p text:style-name="Table_20_Contents">Dashboard</text:p>
          </table:table-cell>
          <table:table-cell table:style-name="Tabla5.A1" office:value-type="string">
            <text:p text:style-name="Table_20_Contents">Disabled (solo Tenable Nessus Manager)</text:p>
          </table:table-cell>
          <table:table-cell table:style-name="Tabla5.A1" office:value-type="string">
            <text:p text:style-name="Table_20_Contents">Determina si la página de resultados del escaneo se muestra por defecto en el <text:span text:style-name="Strong_20_Emphasis">dashboard</text:span> interactivo.</text:p>
          </table:table-cell>
        </table:table-row>
        <table:table-row>
          <table:table-cell table:style-name="Tabla5.A1" office:value-type="string">
            <text:p text:style-name="Table_20_Contents">Agent Groups</text:p>
          </table:table-cell>
          <table:table-cell table:style-name="Tabla5.A1" office:value-type="string">
            <text:p text:style-name="Table_20_Contents">None (solo escaneos con agentes)</text:p>
          </table:table-cell>
          <table:table-cell table:style-name="Tabla5.A1" office:value-type="string">
            <text:p text:style-name="Table_20_Contents">Especifica el grupo de agentes al que se dirige el escaneo. Se puede seleccionar un grupo existente o crear uno nuevo.</text:p>
          </table:table-cell>
        </table:table-row>
        <table:table-row>
          <table:table-cell table:style-name="Tabla5.A1" office:value-type="string">
            <text:p text:style-name="Table_20_Contents">Scan Type</text:p>
          </table:table-cell>
          <table:table-cell table:style-name="Tabla5.A1" office:value-type="string">
            <text:p text:style-name="Table_20_Contents">Scan (solo escaneos con agentes)</text:p>
          </table:table-cell>
          <table:table-cell table:style-name="Tabla5.A1" office:value-type="string">
            <text:p text:style-name="Table_20_Contents">Especifica si los escaneos con agentes ocurren en una ventana de escaneo o mediante <text:span text:style-name="Strong_20_Emphasis">triggers</text:span>: <text:line-break/>- <text:span text:style-name="Strong_20_Emphasis">Scan Window:</text:span> Intervalo de tiempo en el que los agentes deben reportar para incluirse en los informes de vulnerabilidades. <text:line-break/>- <text:span text:style-name="Strong_20_Emphasis">Triggered Scan:</text:span> Escaneo activado mediante intervalos de tiempo, archivos o desde <text:span text:style-name="Strong_20_Emphasis">nessuscli</text:span>.</text:p>
          </table:table-cell>
        </table:table-row>
        <table:table-row>
          <table:table-cell table:style-name="Tabla5.A1" office:value-type="string">
            <text:p text:style-name="Table_20_Contents">Scanner</text:p>
          </table:table-cell>
          <table:table-cell table:style-name="Tabla5.A1" office:value-type="string">
            <text:p text:style-name="Table_20_Contents">Auto-Select (solo Tenable Nessus Manager)</text:p>
          </table:table-cell>
          <table:table-cell table:style-name="Tabla5.A1" office:value-type="string">
            <text:p text:style-name="Table_20_Contents">Especifica el escáner que realizará el escaneo. Depende de los escáneres configurados y tus permisos.</text:p>
          </table:table-cell>
        </table:table-row>
        <table:table-row>
          <table:table-cell table:style-name="Tabla5.A1" office:value-type="string">
            <text:p text:style-name="Table_20_Contents">Policy</text:p>
          </table:table-cell>
          <table:table-cell table:style-name="Tabla5.A1" office:value-type="string">
            <text:p text:style-name="Table_20_Contents">None</text:p>
          </table:table-cell>
          <table:table-cell table:style-name="Tabla5.A1" office:value-type="string">
            <text:p text:style-name="Table_20_Contents">Solo aparece al editar un escaneo basado en una política. No se puede cambiar la plantilla en la que se basa un escaneo después de creado.</text:p>
          </table:table-cell>
        </table:table-row>
        <table:table-row>
          <table:table-cell table:style-name="Tabla5.A1" office:value-type="string">
            <text:p text:style-name="Table_20_Contents">Target URL</text:p>
          </table:table-cell>
          <table:table-cell table:style-name="Tabla5.A1" office:value-type="string">
            <text:p text:style-name="Table_20_Contents">None (solo plantillas Web App)</text:p>
          </table:table-cell>
          <table:table-cell table:style-name="Tabla5.A1" office:value-type="string">
            <text:p text:style-name="Table_20_Contents">Especifica la URL del objetivo a escanear. No se permiten expresiones regulares ni comodines.</text:p>
          </table:table-cell>
        </table:table-row>
        <text:soft-page-break/>
        <table:table-row>
          <table:table-cell table:style-name="Tabla5.A1" office:value-type="string">
            <text:p text:style-name="Table_20_Contents">Targets</text:p>
          </table:table-cell>
          <table:table-cell table:style-name="Tabla5.A1" office:value-type="string">
            <text:p text:style-name="Table_20_Contents">None</text:p>
          </table:table-cell>
          <table:table-cell table:style-name="Tabla5.A1" office:value-type="string">
            <text:p text:style-name="Table_20_Contents">Especifica uno o más objetivos. Pueden ser direcciones IP individuales, rangos, subredes o nombres de host.</text:p>
          </table:table-cell>
        </table:table-row>
        <table:table-row>
          <table:table-cell table:style-name="Tabla5.A1" office:value-type="string">
            <text:p text:style-name="Table_20_Contents">Upload Targets</text:p>
          </table:table-cell>
          <table:table-cell table:style-name="Tabla5.A1" office:value-type="string">
            <text:p text:style-name="Table_20_Contents">None</text:p>
          </table:table-cell>
          <table:table-cell table:style-name="Tabla5.A1" office:value-type="string">
            <text:p text:style-name="Table_20_Contents">Permite subir un archivo de texto con los objetivos (un objetivo por línea, formato ASCII).</text:p>
          </table:table-cell>
        </table:table-row>
        <table:table-row>
          <table:table-cell table:style-name="Tabla5.A1" office:value-type="string">
            <text:p text:style-name="Table_20_Contents">Show Dashboard</text:p>
          </table:table-cell>
          <table:table-cell table:style-name="Tabla5.A1" office:value-type="string">
            <text:p text:style-name="Table_20_Contents">Off</text:p>
          </table:table-cell>
          <table:table-cell table:style-name="Tabla5.A1" office:value-type="string">
            <text:p text:style-name="Table_20_Contents">Muestra el dashboard del escaneo como página inicial del mismo.</text:p>
          </table:table-cell>
        </table:table-row>
      </table:table>
      <text:p text:style-name="P4"/>
      <text:h text:style-name="P22" text:outline-level="4"><text:span text:style-name="Strong_20_Emphasis">Programación (Schedule)</text:span></text:h>
      <text:p text:style-name="Text_20_body">Por defecto, los escaneos no están programados. La primera vez que accedes a esta sección, la opción <text:span text:style-name="Strong_20_Emphasis">Enable Schedule</text:span> está desactivada.</text:p>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Ajuste</text:p>
            </table:table-cell>
            <table:table-cell table:style-name="Tabla6.A1" office:value-type="string">
              <text:p text:style-name="Table_20_Heading">Valor por defecto</text:p>
            </table:table-cell>
            <table:table-cell table:style-name="Tabla6.A1" office:value-type="string">
              <text:p text:style-name="Table_20_Heading">Descripción</text:p>
            </table:table-cell>
          </table:table-row>
        </table:table-header-rows>
        <table:table-row>
          <table:table-cell table:style-name="Tabla6.A1" office:value-type="string">
            <text:p text:style-name="Table_20_Contents">Frequency</text:p>
          </table:table-cell>
          <table:table-cell table:style-name="Tabla6.A1" office:value-type="string">
            <text:p text:style-name="Table_20_Contents">Once</text:p>
          </table:table-cell>
          <table:table-cell table:style-name="Tabla6.A1" office:value-type="string">
            <text:p text:style-name="Table_20_Contents">Frecuencia de lanzamiento del escaneo: Once, Daily, Weekly, Monthly, Yearly.</text:p>
          </table:table-cell>
        </table:table-row>
        <table:table-row>
          <table:table-cell table:style-name="Tabla6.A1" office:value-type="string">
            <text:p text:style-name="Table_20_Contents">Starts</text:p>
          </table:table-cell>
          <table:table-cell table:style-name="Tabla6.A1" office:value-type="string">
            <text:p text:style-name="Table_20_Contents">Varía</text:p>
          </table:table-cell>
          <table:table-cell table:style-name="Tabla6.A1" office:value-type="string">
            <text:p text:style-name="Table_20_Contents">Fecha y hora exacta de inicio del escaneo.</text:p>
          </table:table-cell>
        </table:table-row>
        <table:table-row>
          <table:table-cell table:style-name="Tabla6.A1" office:value-type="string">
            <text:p text:style-name="Table_20_Contents">Timezone</text:p>
          </table:table-cell>
          <table:table-cell table:style-name="Tabla6.A1" office:value-type="string">
            <text:p text:style-name="Table_20_Contents">America/New York</text:p>
          </table:table-cell>
          <table:table-cell table:style-name="Tabla6.A1" office:value-type="string">
            <text:p text:style-name="Table_20_Contents">Zona horaria para la fecha de inicio.</text:p>
          </table:table-cell>
        </table:table-row>
        <table:table-row>
          <table:table-cell table:style-name="Tabla6.A1" office:value-type="string">
            <text:p text:style-name="Table_20_Contents">Repeat Every</text:p>
          </table:table-cell>
          <table:table-cell table:style-name="Tabla6.A1" office:value-type="string">
            <text:p text:style-name="Table_20_Contents">Varía</text:p>
          </table:table-cell>
          <table:table-cell table:style-name="Tabla6.A1" office:value-type="string">
            <text:p text:style-name="Table_20_Contents">Intervalo entre cada repetición del escaneo.</text:p>
          </table:table-cell>
        </table:table-row>
        <table:table-row>
          <table:table-cell table:style-name="Tabla6.A1" office:value-type="string">
            <text:p text:style-name="Table_20_Contents">Repeat On</text:p>
          </table:table-cell>
          <table:table-cell table:style-name="Tabla6.A1" office:value-type="string">
            <text:p text:style-name="Table_20_Contents">Varía</text:p>
          </table:table-cell>
          <table:table-cell table:style-name="Tabla6.A1" office:value-type="string">
            <text:p text:style-name="Table_20_Contents">Día de la semana en que se repite el escaneo (si se selecciona Weekly).</text:p>
          </table:table-cell>
        </table:table-row>
        <table:table-row>
          <table:table-cell table:style-name="Tabla6.A1" office:value-type="string">
            <text:p text:style-name="Table_20_Contents">Repeat By</text:p>
          </table:table-cell>
          <table:table-cell table:style-name="Tabla6.A1" office:value-type="string">
            <text:p text:style-name="Table_20_Contents">Day of the Month</text:p>
          </table:table-cell>
          <table:table-cell table:style-name="Tabla6.A1" office:value-type="string">
            <text:p text:style-name="Table_20_Contents">Día del mes en que se repite el escaneo (si se selecciona Monthly).</text:p>
          </table:table-cell>
        </table:table-row>
        <table:table-row>
          <table:table-cell table:style-name="Tabla6.A1" office:value-type="string">
            <text:p text:style-name="Table_20_Contents">Summary</text:p>
          </table:table-cell>
          <table:table-cell table:style-name="Tabla6.A1" office:value-type="string">
            <text:p text:style-name="Table_20_Contents">N/A</text:p>
          </table:table-cell>
          <table:table-cell table:style-name="Tabla6.A1" office:value-type="string">
            <text:p text:style-name="Table_20_Contents">Resumen de la programación del escaneo.</text:p>
          </table:table-cell>
        </table:table-row>
      </table:table>
      <text:p text:style-name="P4"/>
      <text:h text:style-name="P22" text:outline-level="4"><text:span text:style-name="Strong_20_Emphasis">Permisos</text:span></text:h>
      <text:p text:style-name="Text_20_body">Permite asignar distintos niveles de acceso a usuarios o grupos:</text:p>
      <table:table table:name="Tabla7" table:style-name="Tabla7">
        <table:table-column table:style-name="Tabla7.A"/>
        <table:table-column table:style-name="Tabla7.B"/>
        <table:table-header-rows>
          <table:table-row>
            <table:table-cell table:style-name="Tabla7.A1" office:value-type="string">
              <text:p text:style-name="Table_20_Heading">Permiso</text:p>
            </table:table-cell>
            <table:table-cell table:style-name="Tabla7.A1" office:value-type="string">
              <text:p text:style-name="Table_20_Heading">Descripción</text:p>
            </table:table-cell>
          </table:table-row>
        </table:table-header-rows>
        <table:table-row>
          <table:table-cell table:style-name="Tabla7.A1" office:value-type="string">
            <text:p text:style-name="Table_20_Contents">No Access</text:p>
          </table:table-cell>
          <table:table-cell table:style-name="Tabla7.A1" office:value-type="string">
            <text:p text:style-name="Table_20_Contents">No pueden interactuar con el escaneo. Por defecto, ningún usuario adicional tiene acceso.</text:p>
          </table:table-cell>
        </table:table-row>
        <table:table-row>
          <table:table-cell table:style-name="Tabla7.A1" office:value-type="string">
            <text:p text:style-name="Table_20_Contents">Can View</text:p>
          </table:table-cell>
          <table:table-cell table:style-name="Tabla7.A1" office:value-type="string">
            <text:p text:style-name="Table_20_Contents">Pueden ver los resultados del escaneo.</text:p>
          </table:table-cell>
        </table:table-row>
        <table:table-row>
          <table:table-cell table:style-name="Tabla7.A1" office:value-type="string">
            <text:p text:style-name="Table_20_Contents">Can Control</text:p>
          </table:table-cell>
          <table:table-cell table:style-name="Tabla7.A1" office:value-type="string">
            <text:p text:style-name="Table_20_Contents">Pueden lanzar, pausar, detener y ver resultados.</text:p>
          </table:table-cell>
        </table:table-row>
        <table:table-row>
          <table:table-cell table:style-name="Tabla7.A1" office:value-type="string">
            <text:p text:style-name="Table_20_Contents">Can Configure</text:p>
          </table:table-cell>
          <table:table-cell table:style-name="Tabla7.A1" office:value-type="string">
            <text:p text:style-name="Table_20_Contents">Pueden modificar la configuración del escaneo además de todo lo anterior.</text:p>
          </table:table-cell>
        </table:table-row>
      </table:table>
      <text:p text:style-name="P4"/>
      <text:h text:style-name="P22" text:outline-level="4"><text:span text:style-name="Strong_20_Emphasis">Targets / Objetivos</text:span></text:h>
      <text:p text:style-name="Text_20_body">Los objetivos se pueden especificar de varias formas:</text:p>
      <text:list text:style-name="L13">
        <text:list-item>
          <text:p text:style-name="P23"><text:span text:style-name="Strong_20_Emphasis">IPv4 individual:</text:span> <text:span text:style-name="Source_20_Text">192.168.0.1</text:span></text:p>
        </text:list-item>
        <text:list-item>
          <text:p text:style-name="P23"><text:span text:style-name="Strong_20_Emphasis">IPv6 individual:</text:span> <text:span text:style-name="Source_20_Text">2001:db8::2120:17ff:fe56:333b</text:span></text:p>
        </text:list-item>
        <text:list-item>
          <text:p text:style-name="P23"><text:soft-page-break/><text:span text:style-name="Strong_20_Emphasis">Lista de IPs:</text:span> <text:span text:style-name="Source_20_Text">192.168.0.1, 192.168.0.2</text:span></text:p>
        </text:list-item>
        <text:list-item>
          <text:p text:style-name="P23"><text:span text:style-name="Strong_20_Emphasis">Rango IPv4:</text:span> <text:span text:style-name="Source_20_Text">192.168.0.1-192.168.0.255</text:span></text:p>
        </text:list-item>
        <text:list-item>
          <text:p text:style-name="P23"><text:span text:style-name="Strong_20_Emphasis">Subred CIDR:</text:span> <text:span text:style-name="Source_20_Text">192.168.0.0/24</text:span></text:p>
        </text:list-item>
        <text:list-item>
          <text:p text:style-name="P23"><text:span text:style-name="Strong_20_Emphasis">Nombre de host:</text:span> <text:span text:style-name="Source_20_Text">www.tudominio.com</text:span></text:p>
        </text:list-item>
        <text:list-item>
          <text:p text:style-name="P23"><text:span text:style-name="Strong_20_Emphasis">IPv6 multicast (link6):</text:span> <text:span text:style-name="Source_20_Text">link6</text:span> o <text:span text:style-name="Source_20_Text">link6%16</text:span></text:p>
        </text:list-item>
      </text:list>
      <text:p text:style-name="P20">Tip: Puedes usar la sintaxis <text:span text:style-name="Source_20_Text">hostname[ip]</text:span> para forzar un nombre de host a una IP específica, por ejemplo: <text:span text:style-name="Source_20_Text">www.example.com[192.168.1.1]</text:span>.</text:p>
      <text:p text:style-name="P4"/>
      <text:h text:style-name="P22" text:outline-level="4"><text:span text:style-name="Strong_20_Emphasis">Configuración de Descubrimiento de Hosts (Host Discovery)</text:span></text:h>
      <text:list text:style-name="L14">
        <text:list-item>
          <text:p text:style-name="P24"><text:span text:style-name="Strong_20_Emphasis">Ping the remote host:</text:span> Activado por defecto. El escáner hace ping a los hosts remotos para comprobar si están activos.</text:p>
        </text:list-item>
        <text:list-item>
          <text:p text:style-name="P24"><text:span text:style-name="Strong_20_Emphasis">Scan unresponsive hosts:</text:span> Especifica si el escáner debe intentar escanear hosts que no responden a pings (solo disponible en ciertas plantillas PCI).</text:p>
        </text:list-item>
        <text:list-item>
          <text:p text:style-name="P24"><text:span text:style-name="Strong_20_Emphasis">Test the local Nessus host:</text:span> Incluye el propio host Nessus si está dentro del rango de red.</text:p>
        </text:list-item>
        <text:list-item>
          <text:p text:style-name="P24"><text:span text:style-name="Strong_20_Emphasis">Use Fast Network Discovery:</text:span> Si está desactivado, realiza verificaciones adicionales para evitar falsos positivos; si está activado, no realiza estas comprobaciones.</text:p>
        </text:list-item>
      </text:list>
      <text:p text:style-name="Text_20_body"><text:span text:style-name="Strong_20_Emphasis">Métodos de ping:</text:span></text:p>
      <text:list text:style-name="L15">
        <text:list-item>
          <text:p text:style-name="P25">ARP (solo en red local)</text:p>
        </text:list-item>
        <text:list-item>
          <text:p text:style-name="P25">TCP (puertos configurables)</text:p>
        </text:list-item>
        <text:list-item>
          <text:p text:style-name="P25">ICMP</text:p>
        </text:list-item>
        <text:list-item>
          <text:p text:style-name="P25">UDP (desactivado por defecto, menos confiable)</text:p>
        </text:list-item>
      </text:list>
      <text:p text:style-name="Text_20_body"><text:span text:style-name="Strong_20_Emphasis">Fragile Devices / Dispositivos especiales:</text:span></text:p>
      <text:list text:style-name="L16">
        <text:list-item>
          <text:p text:style-name="P26">Escaneo de impresoras, hosts Novell Netware o dispositivos OT (PLC, RTU) según se active o desactive.</text:p>
        </text:list-item>
      </text:list>
      <text:p text:style-name="Text_20_body"><text:span text:style-name="Strong_20_Emphasis">Wake-on-LAN:</text:span></text:p>
      <text:list text:style-name="L17">
        <text:list-item>
          <text:p text:style-name="P27">Permite enviar paquetes mágicos a hosts antes de escanearlos para encenderlos.</text:p>
        </text:list-item>
        <text:list-item>
          <text:p text:style-name="P27">Configurable mediante archivo de MACs y tiempo de espera en minutos antes del escaneo.</text:p>
        </text:list-item>
      </text:list>
      <text:p text:style-name="P7"><text:s/></text:p>
      <text:p text:style-name="P7"/>
      <text:h text:style-name="P28" text:outline-level="1">Tipos de escaneo.</text:h>
      <text:h text:style-name="P29" text:outline-level="2"><text:span text:style-name="Strong_20_Emphasis">Vulnerabilidades y Escaneos de Red en Nessus</text:span></text:h>
      <text:h text:style-name="P3" text:outline-level="3"><text:span text:style-name="Strong_20_Emphasis">Escaneo Básico de Red</text:span></text:h>
      <text:h text:style-name="P22" text:outline-level="4"><text:span text:style-name="Strong_20_Emphasis">Escaneo de puertos (puertos comunes) – predeterminado</text:span></text:h>
      <text:p text:style-name="Text_20_body"><text:span text:style-name="Strong_20_Emphasis">Configuración general:</text:span></text:p>
      <text:list text:style-name="L18">
        <text:list-item>
          <text:p text:style-name="P30">Siempre probar el host local de Nessus</text:p>
        </text:list-item>
        <text:list-item>
          <text:p text:style-name="P30">Usar descubrimiento rápido de red</text:p>
        </text:list-item>
      </text:list>
      <text:p text:style-name="Text_20_body"><text:span text:style-name="Strong_20_Emphasis">Configuración del escáner de puertos:</text:span></text:p>
      <text:list text:style-name="L19">
        <text:list-item>
          <text:p text:style-name="P31">Escanear puertos comunes</text:p>
        </text:list-item>
        <text:list-item>
          <text:p text:style-name="P31">Usar <text:span text:style-name="Strong_20_Emphasis">netstat</text:span> si se proporcionan credenciales</text:p>
        </text:list-item>
        <text:list-item>
          <text:p text:style-name="P31">Usar escaneo SYN si es necesario</text:p>
        </text:list-item>
      </text:list>
      <text:p text:style-name="Text_20_body"><text:span text:style-name="Strong_20_Emphasis">Ping a los hosts usando:</text:span> TCP, ARP, ICMP (2 reintentos)</text:p>
      <text:h text:style-name="P22" text:outline-level="4"><text:span text:style-name="Strong_20_Emphasis">Escaneo de puertos (todos los puertos)</text:span></text:h>
      <text:list text:style-name="L20">
        <text:list-item>
          <text:p text:style-name="P32">Configuración general igual que el anterior</text:p>
        </text:list-item>
        <text:list-item>
          <text:p text:style-name="P32">Escanear todos los puertos (1-65535)</text:p>
        </text:list-item>
        <text:list-item>
          <text:p text:style-name="P32">Ping a los hosts usando: TCP, ARP, ICMP (2 reintentos)</text:p>
        </text:list-item>
      </text:list>
      <text:p text:style-name="P4"/>
      <text:h text:style-name="P3" text:outline-level="3"><text:span text:style-name="Strong_20_Emphasis">Escaneo Avanzado – predeterminados</text:span></text:h>
      <text:list text:style-name="L21">
        <text:list-item>
          <text:p text:style-name="P33"><text:span text:style-name="Strong_20_Emphasis">Scan avanzado dinámico:</text:span> todos los valores por defecto</text:p>
        </text:list-item>
        <text:list-item>
          <text:p text:style-name="P33"><text:span text:style-name="Strong_20_Emphasis">Enumeración de hosts:</text:span> incluye hosts frágiles si se selecciona esa opción</text:p>
        </text:list-item>
        <text:list-item>
          <text:p text:style-name="P33">Escaneo de dispositivos especiales: impresoras, hosts Novell Netware</text:p>
        </text:list-item>
        <text:list-item>
          <text:p text:style-name="P33">Ping usando: TCP, ARP, ICMP (2 reintentos)</text:p>
        </text:list-item>
      </text:list>
      <text:p text:style-name="P4"/>
      <text:h text:style-name="P3" text:outline-level="3"><text:span text:style-name="Strong_20_Emphasis">Escaneo de Dispositivos Móviles y Web Apps</text:span></text:h>
      <text:h text:style-name="P22" text:outline-level="4"><text:span text:style-name="Strong_20_Emphasis">Escaneo de puertos (comunes o todos)</text:span></text:h>
      <text:list text:style-name="L22">
        <text:list-item>
          <text:p text:style-name="P34">Configuración general: siempre probar host local, usar descubrimiento rápido de red</text:p>
        </text:list-item>
        <text:list-item>
          <text:p text:style-name="P34">Escaneo con credenciales si se proporcionan</text:p>
        </text:list-item>
        <text:list-item>
          <text:p text:style-name="P34">Ping usando: TCP, ARP, ICMP (2 reintentos)</text:p>
        </text:list-item>
      </text:list>
      <text:p text:style-name="P4"/>
      <text:h text:style-name="P3" text:outline-level="3"><text:soft-page-break/><text:span text:style-name="Strong_20_Emphasis">Escaneo de Vulnerabilidades Específicas</text:span></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Vulnerabilidad / Tipo</text:p>
            </table:table-cell>
            <table:table-cell table:style-name="Tabla8.A1" office:value-type="string">
              <text:p text:style-name="Table_20_Heading">Configuración general</text:p>
            </table:table-cell>
            <table:table-cell table:style-name="Tabla8.A1" office:value-type="string">
              <text:p text:style-name="Table_20_Heading">Configuración de descubrimiento de servicios</text:p>
            </table:table-cell>
          </table:table-row>
        </table:table-header-rows>
        <table:table-row>
          <table:table-cell table:style-name="Tabla8.A1" office:value-type="string">
            <text:p text:style-name="Table_20_Contents">Badlock, Bash Shellshock, DROWN, Intel AMT, Shadow Brokers, Spectre &amp; Meltdown, WannaCry, Log4Shell</text:p>
          </table:table-cell>
          <table:table-cell table:style-name="Tabla8.A1" office:value-type="string">
            <text:p text:style-name="Table_20_Contents">Ping al host remoto, siempre probar el host local, usar descubrimiento rápido</text:p>
          </table:table-cell>
          <table:table-cell table:style-name="Tabla8.A1" office:value-type="string">
            <text:p text:style-name="Table_20_Contents">Escaneo de rango de puertos predeterminado o todos los TCP según plantilla; detección SSL/TLS donde sea común</text:p>
          </table:table-cell>
        </table:table-row>
        <table:table-row>
          <table:table-cell table:style-name="Tabla8.A1" office:value-type="string">
            <text:p text:style-name="Table_20_Contents">Opciones Quick</text:p>
          </table:table-cell>
          <table:table-cell table:style-name="Tabla8.A1" office:value-type="string">
            <text:p text:style-name="Table_20_Contents">Escanear solo puertos TCP comunes (ej. 23, 25, 80, 443)</text:p>
          </table:table-cell>
          <table:table-cell table:style-name="Tabla8.A1" office:value-type="string">
            <text:p text:style-name="Table_20_Contents">Detección SSL/TLS en esos puertos</text:p>
          </table:table-cell>
        </table:table-row>
        <table:table-row>
          <table:table-cell table:style-name="Tabla8.A1" office:value-type="string">
            <text:p text:style-name="Table_20_Contents">Opciones Thorough</text:p>
          </table:table-cell>
          <table:table-cell table:style-name="Tabla8.A1" office:value-type="string">
            <text:p text:style-name="Table_20_Contents">Escanear todos los puertos TCP</text:p>
          </table:table-cell>
          <table:table-cell table:style-name="Tabla8.A1" office:value-type="string">
            <text:p text:style-name="Table_20_Contents">Detección SSL en todos los puertos abiertos</text:p>
          </table:table-cell>
        </table:table-row>
        <table:table-row>
          <table:table-cell table:style-name="Tabla8.A1" office:value-type="string">
            <text:p text:style-name="Table_20_Contents">Opciones Custom</text:p>
          </table:table-cell>
          <table:table-cell table:style-name="Tabla8.A1" office:value-type="string">
            <text:p text:style-name="Table_20_Contents">Configuración personalizada según necesidades</text:p>
          </table:table-cell>
          <table:table-cell table:style-name="Tabla8.A1" office:value-type="string">
            <text:p text:style-name="Table_20_Contents">Puede incluir dispositivos especiales como impresoras y hosts Novell Netware</text:p>
          </table:table-cell>
        </table:table-row>
      </table:table>
      <text:p text:style-name="P20">Nota: En Log4Shell y variantes, no se escanean dispositivos frágiles por defecto.</text:p>
      <text:p text:style-name="P4"/>
      <text:h text:style-name="P3" text:outline-level="3"><text:span text:style-name="Strong_20_Emphasis">Escaneo de Cumplimiento y Auditorías</text:span></text:h>
      <text:h text:style-name="P22" text:outline-level="4"><text:span text:style-name="Strong_20_Emphasis">PCI, Cloud, MDM y Configuración Offline</text:span></text:h>
      <text:list text:style-name="L23">
        <text:list-item>
          <text:p text:style-name="P35">Configuración general: siempre probar host local, usar descubrimiento rápido</text:p>
        </text:list-item>
        <text:list-item>
          <text:p text:style-name="P35">Escaneo de puertos: comunes o todos según plantilla</text:p>
        </text:list-item>
        <text:list-item>
          <text:p text:style-name="P35">Ping usando: TCP, ARP, ICMP (2 reintentos)</text:p>
        </text:list-item>
        <text:list-item>
          <text:p text:style-name="P35">Escaneo de hosts que no responden solo si está permitido por la plantilla</text:p>
        </text:list-item>
        <text:list-item>
          <text:p text:style-name="P35">Enumeración de hosts según tipo de auditoría</text:p>
        </text:list-item>
        <text:list-item>
          <text:p text:style-name="P35">Incluye escaneo de impresoras y hosts Novell Netware si se requiere</text:p>
        </text:list-item>
      </text:list>
      <text:h text:style-name="P22" text:outline-level="4"><text:span text:style-name="Strong_20_Emphasis">SCAP y OVAL</text:span></text:h>
      <text:list text:style-name="L24">
        <text:list-item>
          <text:p text:style-name="P36">Escanear todos los dispositivos incluyendo impresoras y hosts Novell</text:p>
        </text:list-item>
        <text:list-item>
          <text:p text:style-name="P36">Ping usando TCP, ARP, ICMP (2 reintentos)</text:p>
        </text:list-item>
        <text:list-item>
          <text:p text:style-name="P36">Configuración de descubrimiento y escaneo según política predeterminada</text:p>
        </text:list-item>
      </text:list>
      <text:p text:style-name="P4"/>
      <text:p text:style-name="Text_20_body">En resumen, <text:span text:style-name="Strong_20_Emphasis">todas las plantillas de escaneo incluyen:</text:span></text:p>
      <text:list text:style-name="L25">
        <text:list-item>
          <text:p text:style-name="P37">Probar el host local de Nessus</text:p>
        </text:list-item>
        <text:list-item>
          <text:p text:style-name="P37">Descubrimiento rápido de red</text:p>
        </text:list-item>
        <text:list-item>
          <text:p text:style-name="P37">Escaneo de puertos (comunes o todos)</text:p>
        </text:list-item>
        <text:list-item>
          <text:p text:style-name="P37">Ping usando TCP, ARP e ICMP</text:p>
        </text:list-item>
        <text:list-item>
          <text:p text:style-name="P37"><text:soft-page-break/>Opciones para incluir dispositivos especiales y hosts frágiles según la plantilla o personalización</text:p>
        </text:list-item>
      </text:list>
      <text:p text:style-name="P38"/>
      <text:p text:style-name="P38"/>
      <text:h text:style-name="P39" text:outline-level="3"><text:span text:style-name="Strong_20_Emphasis">1. Basic Network Scan</text:span></text:h>
      <text:list text:style-name="L26">
        <text:list-item>
          <text:p text:style-name="P40"><text:span text:style-name="Strong_20_Emphasis">Qué hace:</text:span> Escaneo completo de un sistema para cualquier host.</text:p>
        </text:list-item>
        <text:list-item>
          <text:p text:style-name="P40"><text:span text:style-name="Strong_20_Emphasis">Uso típico:</text:span> Revisar vulnerabilidades generales en computadoras o servidores de la red.</text:p>
        </text:list-item>
        <text:list-item>
          <text:p text:style-name="P40"><text:span text:style-name="Strong_20_Emphasis">Objetivo:</text:span> Detectar puertos abiertos, servicios activos y vulnerabilidades comunes.</text:p>
        </text:list-item>
      </text:list>
      <text:p text:style-name="P4"/>
      <text:h text:style-name="P3" text:outline-level="3"><text:span text:style-name="Strong_20_Emphasis">2. Credential Validation</text:span></text:h>
      <text:list text:style-name="L27">
        <text:list-item>
          <text:p text:style-name="P41"><text:span text:style-name="Strong_20_Emphasis">Qué hace:</text:span> Verifica que las credenciales (usuario y contraseña) de Windows o Unix funcionen correctamente en los hosts.</text:p>
        </text:list-item>
        <text:list-item>
          <text:p text:style-name="P41"><text:span text:style-name="Strong_20_Emphasis">Uso típico:</text:span> Antes de un escaneo con credenciales, asegura que los datos de acceso son correctos.</text:p>
        </text:list-item>
        <text:list-item>
          <text:p text:style-name="P41"><text:span text:style-name="Strong_20_Emphasis">Objetivo:</text:span> Permitir escaneos más profundos autenticados para detectar vulnerabilidades que requieren acceso interno.</text:p>
        </text:list-item>
      </text:list>
      <text:p text:style-name="P4"/>
      <text:h text:style-name="P3" text:outline-level="3"><text:span text:style-name="Strong_20_Emphasis">3. Advanced Scan</text:span></text:h>
      <text:list text:style-name="L28">
        <text:list-item>
          <text:p text:style-name="P42"><text:span text:style-name="Strong_20_Emphasis">Qué hace:</text:span> Escaneo configurable sin usar recomendaciones predefinidas.</text:p>
        </text:list-item>
        <text:list-item>
          <text:p text:style-name="P42"><text:span text:style-name="Strong_20_Emphasis">Uso típico:</text:span> Personalizar todos los parámetros del escaneo (puertos, plugins, credenciales, etc.).</text:p>
        </text:list-item>
        <text:list-item>
          <text:p text:style-name="P42"><text:span text:style-name="Strong_20_Emphasis">Objetivo:</text:span> Tener control total sobre el escaneo para entornos específicos o pruebas avanzadas.</text:p>
        </text:list-item>
      </text:list>
      <text:p text:style-name="P4"/>
      <text:h text:style-name="P3" text:outline-level="3"><text:span text:style-name="Strong_20_Emphasis">4. Advanced Dynamic Scan</text:span></text:h>
      <text:list text:style-name="L29">
        <text:list-item>
          <text:p text:style-name="P43"><text:span text:style-name="Strong_20_Emphasis">Qué hace:</text:span> Escaneo dinámico y adaptable sin usar configuraciones recomendadas.</text:p>
        </text:list-item>
        <text:list-item>
          <text:p text:style-name="P43"><text:span text:style-name="Strong_20_Emphasis">Uso típico:</text:span> Escaneo que se ajusta automáticamente al host y la red mientras se ejecuta.</text:p>
        </text:list-item>
        <text:list-item>
          <text:p text:style-name="P43"><text:span text:style-name="Strong_20_Emphasis">Objetivo:</text:span> Optimizar el tiempo y los recursos mientras se buscan vulnerabilidades en entornos cambiantes.</text:p>
        </text:list-item>
      </text:list>
      <text:p text:style-name="P4"/>
      <text:h text:style-name="P3" text:outline-level="3"><text:span text:style-name="Strong_20_Emphasis">5. Malware Scan</text:span></text:h>
      <text:list text:style-name="L30">
        <text:list-item>
          <text:p text:style-name="P44"><text:span text:style-name="Strong_20_Emphasis">Qué hace:</text:span> Busca malware en sistemas Windows y Unix.</text:p>
        </text:list-item>
        <text:list-item>
          <text:p text:style-name="P44"><text:soft-page-break/><text:span text:style-name="Strong_20_Emphasis">Uso típico:</text:span> Detectar troyanos, virus, ransomware y otros programas maliciosos.</text:p>
        </text:list-item>
        <text:list-item>
          <text:p text:style-name="P44"><text:span text:style-name="Strong_20_Emphasis">Objetivo:</text:span> Asegurar que los sistemas no estén comprometidos.</text:p>
        </text:list-item>
      </text:list>
      <text:p text:style-name="P4"/>
      <text:h text:style-name="P3" text:outline-level="3"><text:span text:style-name="Strong_20_Emphasis">6. Nessus 10.8.0 / 10.8.1 Agent Reset</text:span></text:h>
      <text:list text:style-name="L31">
        <text:list-item>
          <text:p text:style-name="P45"><text:span text:style-name="Strong_20_Emphasis">Qué hace:</text:span> Encuentra, reinicia y actualiza los agentes de Nessus instalados en los hosts.</text:p>
        </text:list-item>
        <text:list-item>
          <text:p text:style-name="P45"><text:span text:style-name="Strong_20_Emphasis">Uso típico:</text:span> Mantener los agentes actualizados y en buen estado para que los escaneos funcionen correctamente.</text:p>
        </text:list-item>
        <text:list-item>
          <text:p text:style-name="P45"><text:span text:style-name="Strong_20_Emphasis">Objetivo:</text:span> Garantizar que la infraestructura de escaneo funcione sin problemas.</text:p>
        </text:list-item>
      </text:list>
      <text:p text:style-name="P4"/>
      <text:h text:style-name="P3" text:outline-level="3"><text:span text:style-name="Strong_20_Emphasis">7. Mobile Device Scan</text:span></text:h>
      <text:list text:style-name="L32">
        <text:list-item>
          <text:p text:style-name="P46"><text:span text:style-name="Strong_20_Emphasis">Qué hace:</text:span> Evalúa dispositivos móviles a través de Microsoft Exchange o un MDM (Mobile Device Management).</text:p>
        </text:list-item>
        <text:list-item>
          <text:p text:style-name="P46"><text:span text:style-name="Strong_20_Emphasis">Uso típico:</text:span> Revisar seguridad de smartphones y tablets corporativos.</text:p>
        </text:list-item>
        <text:list-item>
          <text:p text:style-name="P46"><text:span text:style-name="Strong_20_Emphasis">Objetivo:</text:span> Detectar vulnerabilidades, configuraciones inseguras o apps comprometidas.</text:p>
        </text:list-item>
      </text:list>
      <text:p text:style-name="P4"/>
      <text:h text:style-name="P3" text:outline-level="3"><text:span text:style-name="Strong_20_Emphasis">8. Web Application Tests</text:span></text:h>
      <text:list text:style-name="L33">
        <text:list-item>
          <text:p text:style-name="P47"><text:span text:style-name="Strong_20_Emphasis">Qué hace:</text:span> Escanea aplicaciones web publicadas o desconocidas para encontrar vulnerabilidades.</text:p>
        </text:list-item>
        <text:list-item>
          <text:p text:style-name="P47"><text:span text:style-name="Strong_20_Emphasis">Uso típico:</text:span> Probar sitios web, APIs o aplicaciones web internas.</text:p>
        </text:list-item>
        <text:list-item>
          <text:p text:style-name="P47"><text:span text:style-name="Strong_20_Emphasis">Objetivo:</text:span> Detectar fallos como inyecciones SQL, XSS o problemas de configuración en servidores web.</text:p>
        </text:list-item>
      </text:list>
      <text:p text:style-name="P4"/>
      <text:h text:style-name="P3" text:outline-level="3"><text:span text:style-name="Strong_20_Emphasis">9. Credentialed Patch Audit</text:span></text:h>
      <text:list text:style-name="L34">
        <text:list-item>
          <text:p text:style-name="P48"><text:span text:style-name="Strong_20_Emphasis">Qué hace:</text:span> Autentica los hosts y verifica actualizaciones faltantes (parches).</text:p>
        </text:list-item>
        <text:list-item>
          <text:p text:style-name="P48"><text:span text:style-name="Strong_20_Emphasis">Uso típico:</text:span> Escanear servidores y estaciones de trabajo para asegurarse de que estén al día con parches de seguridad.</text:p>
        </text:list-item>
        <text:list-item>
          <text:p text:style-name="P48"><text:span text:style-name="Strong_20_Emphasis">Objetivo:</text:span> Reducir riesgos de vulnerabilidades conocidas que ya tienen solución.</text:p>
        </text:list-item>
      </text:list>
      <text:p text:style-name="P4"/>
      <text:h text:style-name="P3" text:outline-level="3"><text:span text:style-name="Strong_20_Emphasis">10. Active Directory Starter Scan</text:span></text:h>
      <text:list text:style-name="L35">
        <text:list-item>
          <text:p text:style-name="P49"><text:span text:style-name="Strong_20_Emphasis">Qué hace:</text:span> Revisa configuraciones incorrectas o inseguras en Active Directory.</text:p>
        </text:list-item>
        <text:list-item>
          <text:p text:style-name="P49"><text:span text:style-name="Strong_20_Emphasis">Uso típico:</text:span> Auditorías iniciales de Active Directory para detectar malas configuraciones.</text:p>
        </text:list-item>
        <text:list-item>
          <text:p text:style-name="P49"><text:soft-page-break/><text:span text:style-name="Strong_20_Emphasis">Objetivo:</text:span> Mejorar seguridad de la gestión de usuarios, permisos y políticas de dominio.</text:p>
        </text:list-item>
      </text:list>
      <text:p text:style-name="P4"/>
      <text:h text:style-name="P3" text:outline-level="3"><text:span text:style-name="Strong_20_Emphasis">11. Find AI</text:span></text:h>
      <text:list text:style-name="L36">
        <text:list-item>
          <text:p text:style-name="P50"><text:span text:style-name="Strong_20_Emphasis">Qué hace:</text:span> Detección de vulnerabilidades relacionadas con Inteligencia Artificial (IA), aprendizaje automático (ML) y modelos de lenguaje (LLM).</text:p>
        </text:list-item>
        <text:list-item>
          <text:p text:style-name="P50"><text:span text:style-name="Strong_20_Emphasis">Uso típico:</text:span> Escanear aplicaciones y sistemas que usan IA o ML para detectar riesgos específicos.</text:p>
        </text:list-item>
        <text:list-item>
          <text:p text:style-name="P50"><text:span text:style-name="Strong_20_Emphasis">Objetivo:</text:span> Prevenir vulnerabilidades derivadas del uso de IA.</text:p>
        </text:list-item>
      </text:list>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7T20:38:19.526917463</meta:creation-date>
    <dc:title>apuntes</dc:title>
    <meta:editing-duration>PT1H52M11S</meta:editing-duration>
    <meta:editing-cycles>3</meta:editing-cycles>
    <meta:generator>LibreOffice/25.2.3.2$Linux_X86_64 LibreOffice_project/520$Build-2</meta:generator>
    <dc:date>2025-10-09T20:13:58.221389218</dc:date>
    <meta:document-statistic meta:table-count="8" meta:image-count="0" meta:object-count="0" meta:page-count="17" meta:paragraph-count="381" meta:word-count="3732" meta:character-count="24714" meta:non-whitespace-character-count="21462"/>
    <meta:template xlink:type="simple" xlink:actuate="onRequest" xlink:title="apuntes" xlink:href="../../../../Plantillas/apuntes.ott" meta:date="2025-10-07T20:38:19.149670455"/>
  </office:meta>
</office:document-meta>
</file>